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9.1mm"/>
    </style:style>
    <style:style style:name="co2" style:family="table-column">
      <style:table-column-properties fo:break-before="auto" style:column-width="4.89mm"/>
    </style:style>
    <style:style style:name="co3" style:family="table-column">
      <style:table-column-properties fo:break-before="auto" style:column-width="7.07mm"/>
    </style:style>
    <style:style style:name="co4" style:family="table-column">
      <style:table-column-properties fo:break-before="auto" style:column-width="9.2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AB27">
        <table:table-column table:style-name="co1" table:default-cell-style-name="ce1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a</text:p>
          </table:table-cell>
          <table:table-cell office:value-type="string" calcext:value-type="string">
            <text:p>11b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a</text:p>
          </table:table-cell>
          <table:table-cell office:value-type="string" calcext:value-type="string">
            <text:p>14b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15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s://github.com/astridx/boilerplate/blob/t1/src/administrator/components/com_foos/Controller/DisplayController.php" xlink:type="simple">administrator/components/com_foos/Controller/DisplayController.php</text:a></text:p>
          </table:table-cell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a xlink:href="" xlink:type="simple">administrator/components/com_foos/Extension/FoosComponent.php</text:a></text:p>
          </table:table-cell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a xlink:href="https://github.com/astridx/boilerplate/blob/t1/src/administrator/components/com_foos/Service/HTML/AdministratorService.php" xlink:type="simple">administrator/components/com_foos/Service/HTML/AdministratorService.php</text:a></text:p>
          </table:table-cell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a xlink:href="https://github.com/astridx/boilerplate/blob/t1/src/administrator/components/com_foos/View/Foos/HtmlView.php" xlink:type="simple">administrator/components/com_foos/View/Foos/HtmlView.php</text:a></text:p>
          </table:table-cell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a xlink:href="https://github.com/astridx/boilerplate/blob/t1/src/administrator/components/com_foos/foos.xml" xlink:type="simple">administrator/components/com_foos/foos.xml</text:a></text:p>
          </table:table-cell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a xlink:href="https://github.com/astridx/boilerplate/blob/t1/src/administrator/components/com_foos/script.php" xlink:type="simple">administrator/components/com_foos/script.php</text:a></text:p>
          </table:table-cell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a xlink:href="https://github.com/astridx/boilerplate/blob/t1/src/administrator/components/com_foos/services/provider.php" xlink:type="simple">administrator/components/com_foos/services/provider.php</text:a></text:p>
          </table:table-cell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a xlink:href="https://github.com/astridx/boilerplate/blob/t1/src/administrator/components/com_foos/tmpl/foos/default.php" xlink:type="simple">administrator/components/com_foos/tmpl/foos/default.php</text:a></text:p>
          </table:table-cell>
          <table:table-cell office:value-type="string" calcext:value-type="string">
            <text:p>N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3:21:21.145413794</meta:creation-date>
    <meta:generator>LibreOffice/6.0.7.3$Linux_X86_64 LibreOffice_project/00m0$Build-3</meta:generator>
    <dc:date>2019-09-08T14:25:57.693508928</dc:date>
    <meta:editing-duration>PT43M25S</meta:editing-duration>
    <meta:editing-cycles>2</meta:editing-cycles>
    <meta:document-statistic meta:table-count="1" meta:cell-count="43" meta:object-count="0"/>
  </office:meta>
</office:document-meta>
</file>